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text-properties fo:font-size="13pt" officeooo:rsid="0012fd3a" officeooo:paragraph-rsid="0012fd3a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124392"/>
    </style:style>
    <style:style style:name="T6" style:family="text">
      <style:text-properties officeooo:rsid="0012fd3a"/>
    </style:style>
    <style:style style:name="T7" style:family="text">
      <style:text-properties officeooo:rsid="00137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ica estera di Giolitti</text:p>
      <text:p text:style-name="P2"/>
      <text:p text:style-name="P1"/>
      <text:p text:style-name="P5">Il <text:span text:style-name="T1">primo tentativo di conquistare le colonie in Africa è avvenuto alla fine del 1800.</text:span></text:p>
      <text:p text:style-name="P5">All'inizio l'<text:span text:style-name="T5">Italia ci prova</text:span> senza una campagna militare, ma s<text:span text:style-name="T1">olamente acquistando territori</text:span> in <text:span text:style-name="T1">Somalia e in Eritrea.</text:span></text:p>
      <text:p text:style-name="P4"/>
      <text:p text:style-name="P6">L'imperatore Menelick nel 1887 sconfisse gli italiani.</text:p>
      <text:p text:style-name="P4">Nel 1889 venne stipulato il <text:span text:style-name="T1">trattato di uccialì</text:span> che stabiliva dei rapporti di carattere commerciale.</text:p>
      <text:p text:style-name="P4"/>
      <text:p text:style-name="P7">Gli etiopi però si accorserò che la traduzione italiana era diversa dall'originale.</text:p>
      <text:p text:style-name="P4"/>
      <text:p text:style-name="P4"><text:span text:style-name="T1">Nel 1895 scoppia la guerra</text:span> perchè <text:span text:style-name="T1">gli italiani</text:span> non vollero rinunciare all'Etiopia.</text:p>
      <text:p text:style-name="P4">Essi però <text:span text:style-name="T1">perdono</text:span> la guerra ad Adua e gli italiani <text:span text:style-name="T1">mantengono solo i pochi possedimenti in Eritrea.</text:span></text:p>
      <text:p text:style-name="P4"/>
      <text:p text:style-name="P4"><text:span text:style-name="T2">La maggioranza degli italiani era favorevole alla </text:span><text:span text:style-name="T3">colonizzazione</text:span>, però:</text:p>
      <text:p text:style-name="P4"><text:span text:style-name="T1">Giolitti</text:span>, anche se lui stesso non era tanto convinto di fare una nuova campagna militare, perchè <text:span text:style-name="T1">gli sembrava inutile</text:span>, <text:span text:style-name="T1">dovette dare ascolto a tutto il resto del popolo. </text:span></text:p>
      <text:p text:style-name="P4"><text:span text:style-name="T4">Tutti</text:span><text:span text:style-name="T3"> i socialisti erano contrari</text:span><text:span text:style-name="T4"> alla campagna perchè avrebbe </text:span><text:span text:style-name="T3">favorito solo gli imprenditori</text:span> e non i lavoratori.</text:p>
      <text:p text:style-name="P4"/>
      <text:p text:style-name="P9">Venne fatto un accordo con i francesi: gli italiani non dovevano interferire in Marocco <text:span text:style-name="T7">e così facendo avrebbero avuto il via libera per la Libia</text:span>.</text:p>
      <text:p text:style-name="P7">Nel 1911 l'Italia dichiara guerra all'impero ottomano e vinse, <text:span text:style-name="T1">conquistando parte della Libia.</text:span></text:p>
      <text:p text:style-name="P7"/>
      <text:p text:style-name="P4">Giolitti, <text:span text:style-name="T2">dopo la conquista, non potè più contare sull'appoggio dei socialisti.</text:span></text:p>
      <text:p text:style-name="P4"><text:span text:style-name="T2">Per cercare di rimediare, Giolitti fece una </text:span><text:span text:style-name="T3">legge elettorale nel 1912</text:span><text:span text:style-name="T2">: </text:span><text:span text:style-name="T3">il suffragio universale maschile</text:span> (potevano votare i maggiorenni che erano in grado di leggere e scrivere e dai 30 anni in poi, tutti).</text:p>
      <text:p text:style-name="P4"/>
      <text:p text:style-name="P6">Nel 1913 ci furono le nuove elezioni.</text:p>
      <text:p text:style-name="P6"/>
      <text:p text:style-name="P7">Giolitti si presentò come leader dei liberali.</text:p>
      <text:p text:style-name="P4"><text:span text:style-name="T3">Per assicurarsi più voti,</text:span><text:span text:style-name="T2"> prende accordi con il mondo cattolico e fece il </text:span><text:span text:style-name="T3">Patto Gentiloni</text:span> (1913) <text:span text:style-name="T2">Gentiloni era il rappresentante ufficiale del mondo cattolico</text:span>, <text:span text:style-name="T2">il patto stabiliva che i cattolici si impegnavano a votare, in cambio di una rassicurazione politica</text:span> (<text:span text:style-name="T2">niente leggi contro la chiesa</text:span>). Da questo momeno in poi<text:span text:style-name="T1"> finisce il Non-expedit</text:span> e i cattolici tornano a far parte della vita politica. <text:s/></text:p>
      <text:p text:style-name="P4"/>
      <text:p text:style-name="P4">Nel 1919 nasce il partito popolare (partito dei cattolic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22S</meta:editing-duration>
    <meta:editing-cycles>8</meta:editing-cycles>
    <meta:generator>LibreOffice/5.2.1.2$Windows_x86 LibreOffice_project/31dd62db80d4e60af04904455ec9c9219178d620</meta:generator>
    <dc:date>2017-10-26T18:02:18.791000000</dc:date>
    <meta:document-statistic meta:table-count="0" meta:image-count="0" meta:object-count="0" meta:page-count="1" meta:paragraph-count="19" meta:word-count="322" meta:character-count="2063" meta:non-whitespace-character-count="1757"/>
    <meta:user-defined meta:name="Info 1"/>
    <meta:user-defined meta:name="Info 2"/>
    <meta:user-defined meta:name="Info 3"/>
    <meta:user-defined meta:name="Info 4"/>
  </office:meta>
</office:document-meta>
</file>